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Roboto" svg:font-family="Roboto,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start" style:justify-single-word="false"/>
      <style:text-properties officeooo:paragraph-rsid="002d1028"/>
    </style:style>
    <style:style style:name="P2" style:family="paragraph" style:parent-style-name="Standard">
      <style:paragraph-properties fo:line-height="150%" fo:text-align="start" style:justify-single-word="false"/>
      <style:text-properties fo:font-variant="normal" fo:text-transform="none" fo:color="#000000" loext:opacity="100%" style:text-line-through-style="none" style:text-line-through-type="none" style:font-name="Liberation Serif" fo:font-size="14pt" fo:font-style="normal" style:text-underline-style="none" fo:font-weight="normal" officeooo:rsid="00215fad" officeooo:paragraph-rsid="00215fad" style:text-blinking="false" fo:background-color="transparent" style:font-size-asian="14pt" style:font-style-asian="normal" style:font-weight-asian="normal" style:font-size-complex="14pt" style:font-style-complex="normal" style:font-weight-complex="normal"/>
    </style:style>
    <style:style style:name="P3" style:family="paragraph" style:parent-style-name="Standard">
      <style:paragraph-properties fo:line-height="150%" fo:text-align="center" style:justify-single-word="false"/>
      <style:text-properties style:font-name="Liberation Serif" fo:font-size="14pt" officeooo:rsid="001ee6d0" officeooo:paragraph-rsid="001ee6d0" style:font-size-asian="14pt" style:font-size-complex="14pt"/>
    </style:style>
    <style:style style:name="P4" style:family="paragraph" style:parent-style-name="Standard">
      <style:paragraph-properties fo:line-height="150%" fo:text-align="start" style:justify-single-word="false"/>
      <style:text-properties style:font-name="Liberation Serif" fo:font-size="14pt" officeooo:paragraph-rsid="001ee6d0" style:font-size-asian="14pt" style:font-size-complex="14pt"/>
    </style:style>
    <style:style style:name="P5" style:family="paragraph" style:parent-style-name="Standard">
      <style:paragraph-properties fo:line-height="150%" fo:text-align="start" style:justify-single-word="false"/>
      <style:text-properties style:font-name="Liberation Serif" fo:font-size="14pt" officeooo:paragraph-rsid="001f7268" style:font-size-asian="14pt" style:font-size-complex="14pt"/>
    </style:style>
    <style:style style:name="P6" style:family="paragraph" style:parent-style-name="Standard">
      <style:paragraph-properties fo:line-height="150%" fo:text-align="start" style:justify-single-word="false"/>
      <style:text-properties style:font-name="Liberation Serif" fo:font-size="14pt" officeooo:paragraph-rsid="002010f3" style:font-size-asian="14pt" style:font-size-complex="14pt"/>
    </style:style>
    <style:style style:name="P7" style:family="paragraph" style:parent-style-name="Standard">
      <style:paragraph-properties fo:line-height="150%" fo:text-align="start" style:justify-single-word="false"/>
      <style:text-properties style:font-name="Liberation Serif" fo:font-size="14pt" officeooo:paragraph-rsid="00215fad" style:font-size-asian="14pt" style:font-size-complex="14pt"/>
    </style:style>
    <style:style style:name="P8" style:family="paragraph" style:parent-style-name="Standard">
      <style:paragraph-properties fo:line-height="150%" fo:text-align="start" style:justify-single-word="false"/>
      <style:text-properties style:font-name="Liberation Serif" fo:font-size="14pt" officeooo:paragraph-rsid="00225913" style:font-size-asian="14pt" style:font-size-complex="14pt"/>
    </style:style>
    <style:style style:name="P9" style:family="paragraph" style:parent-style-name="Standard">
      <style:paragraph-properties fo:line-height="150%" fo:text-align="start" style:justify-single-word="false"/>
      <style:text-properties style:font-name="Liberation Serif" fo:font-size="14pt" officeooo:paragraph-rsid="00237802" style:font-size-asian="14pt" style:font-size-complex="14pt"/>
    </style:style>
    <style:style style:name="P10" style:family="paragraph" style:parent-style-name="Standard">
      <style:paragraph-properties fo:line-height="150%" fo:text-align="start" style:justify-single-word="false"/>
      <style:text-properties style:font-name="Liberation Serif" fo:font-size="14pt" officeooo:paragraph-rsid="002599d7" style:font-size-asian="14pt" style:font-size-complex="14pt"/>
    </style:style>
    <style:style style:name="P11" style:family="paragraph" style:parent-style-name="Standard">
      <style:paragraph-properties fo:line-height="150%" fo:text-align="start" style:justify-single-word="false"/>
      <style:text-properties style:font-name="Liberation Serif" fo:font-size="14pt" officeooo:paragraph-rsid="00264ea2" style:font-size-asian="14pt" style:font-size-complex="14pt"/>
    </style:style>
    <style:style style:name="P12" style:family="paragraph" style:parent-style-name="Standard">
      <style:paragraph-properties fo:line-height="150%" fo:text-align="start" style:justify-single-word="false"/>
      <style:text-properties style:font-name="Liberation Serif" fo:font-size="14pt" fo:font-weight="bold" officeooo:rsid="001ee6d0" officeooo:paragraph-rsid="001ee6d0" style:font-size-asian="14pt" style:font-weight-asian="bold" style:font-size-complex="14pt" style:font-weight-complex="bold"/>
    </style:style>
    <style:style style:name="P13" style:family="paragraph" style:parent-style-name="Standard">
      <style:paragraph-properties fo:line-height="150%" fo:text-align="start" style:justify-single-word="false"/>
      <style:text-properties style:font-name="Liberation Serif" fo:font-size="14pt" fo:font-weight="bold" officeooo:rsid="001f7268" officeooo:paragraph-rsid="001f7268" style:font-size-asian="14pt" style:font-weight-asian="bold" style:font-size-complex="14pt" style:font-weight-complex="bold"/>
    </style:style>
    <style:style style:name="P14" style:family="paragraph" style:parent-style-name="Standard">
      <style:paragraph-properties fo:line-height="150%" fo:text-align="start" style:justify-single-word="false"/>
      <style:text-properties style:font-name="Liberation Serif" fo:font-size="14pt" fo:font-weight="bold" officeooo:rsid="002010f3" officeooo:paragraph-rsid="002010f3" style:font-size-asian="14pt" style:font-weight-asian="bold" style:font-size-complex="14pt" style:font-weight-complex="bold"/>
    </style:style>
    <style:style style:name="P15" style:family="paragraph" style:parent-style-name="Standard">
      <style:paragraph-properties fo:line-height="150%" fo:text-align="start" style:justify-single-word="false"/>
      <style:text-properties style:font-name="Liberation Serif" fo:font-size="14pt" fo:font-weight="bold" officeooo:rsid="00237802" officeooo:paragraph-rsid="00237802" style:font-size-asian="14pt" style:font-weight-asian="bold" style:font-size-complex="14pt" style:font-weight-complex="bold"/>
    </style:style>
    <style:style style:name="P16" style:family="paragraph" style:parent-style-name="Standard">
      <style:paragraph-properties fo:line-height="150%" fo:text-align="start" style:justify-single-word="false"/>
      <style:text-properties style:font-name="Liberation Serif" fo:font-size="14pt" fo:font-weight="bold" officeooo:rsid="0024eba5" officeooo:paragraph-rsid="0024eba5" style:font-size-asian="14pt" style:font-weight-asian="bold" style:font-size-complex="14pt" style:font-weight-complex="bold"/>
    </style:style>
    <style:style style:name="P17" style:family="paragraph" style:parent-style-name="Standard">
      <style:paragraph-properties fo:line-height="150%" fo:text-align="start" style:justify-single-word="false"/>
      <style:text-properties style:font-name="Liberation Serif" fo:font-size="14pt" fo:font-weight="bold" officeooo:rsid="00264ea2" officeooo:paragraph-rsid="00264ea2" style:font-size-asian="14pt" style:font-weight-asian="bold" style:font-size-complex="14pt" style:font-weight-complex="bold"/>
    </style:style>
    <style:style style:name="P18" style:family="paragraph" style:parent-style-name="Standard">
      <style:paragraph-properties fo:line-height="150%" fo:text-align="start" style:justify-single-word="false"/>
      <style:text-properties style:font-name="Liberation Serif" fo:font-size="14pt" fo:font-weight="bold" officeooo:rsid="002c5ab8" officeooo:paragraph-rsid="002c5ab8" style:font-size-asian="14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fo:font-style="italic" fo:font-weight="normal" officeooo:rsid="001f7268" style:font-style-asian="italic" style:font-weight-asian="normal" style:font-style-complex="italic" style:font-weight-complex="normal"/>
    </style:style>
    <style:style style:name="T3" style:family="text">
      <style:text-properties fo:font-style="italic" fo:font-weight="normal" officeooo:rsid="001ee6d0" style:font-style-asian="italic" style:font-weight-asian="normal" style:font-style-complex="italic" style:font-weight-complex="normal"/>
    </style:style>
    <style:style style:name="T4" style:family="text">
      <style:text-properties fo:font-style="italic" fo:font-weight="normal" officeooo:rsid="0028bd97" style:font-style-asian="italic" style:font-weight-asian="normal" style:font-style-complex="italic" style:font-weight-complex="normal"/>
    </style:style>
    <style:style style:name="T5" style:family="text">
      <style:text-properties fo:font-style="normal" fo:font-weight="normal" officeooo:rsid="001f7268" style:font-style-asian="normal" style:font-weight-asian="normal" style:font-style-complex="normal" style:font-weight-complex="normal"/>
    </style:style>
    <style:style style:name="T6" style:family="text">
      <style:text-properties fo:font-style="normal" fo:font-weight="normal" officeooo:rsid="001ee6d0" style:font-style-asian="normal" style:font-weight-asian="normal" style:font-style-complex="normal" style:font-weight-complex="normal"/>
    </style:style>
    <style:style style:name="T7" style:family="text">
      <style:text-properties fo:font-style="normal" fo:font-weight="normal" officeooo:rsid="0028bd97" style:font-style-asian="normal" style:font-weight-asian="normal" style:font-style-complex="normal" style:font-weight-complex="normal"/>
    </style:style>
    <style:style style:name="T8" style:family="text">
      <style:text-properties fo:font-style="normal" fo:font-weight="bold" officeooo:rsid="001f7268" style:font-style-asian="normal" style:font-weight-asian="bold" style:font-style-complex="normal" style:font-weight-complex="bold"/>
    </style:style>
    <style:style style:name="T9" style:family="text">
      <style:text-properties fo:font-weight="bold" officeooo:rsid="001ee6d0" style:font-weight-asian="bold" style:font-weight-complex="bold"/>
    </style:style>
    <style:style style:name="T10" style:family="text">
      <style:text-properties fo:font-variant="normal" fo:text-transform="none" fo:color="#000000" loext:opacity="100%" style:text-line-through-style="none" style:text-line-through-type="none" fo:font-style="normal" style:text-underline-style="none" fo:font-weight="bold" officeooo:rsid="002010f3" style:text-blinking="false" fo:background-color="transparent" loext:char-shading-value="0" style:font-style-asian="normal" style:font-weight-asian="bold" style:font-style-complex="normal" style:font-weight-complex="bold"/>
    </style:style>
    <style:style style:name="T11" style:family="text">
      <style:text-properties fo:font-variant="normal" fo:text-transform="none" fo:color="#000000" loext:opacity="100%" style:text-line-through-style="none" style:text-line-through-type="none" fo:font-style="normal" style:text-underline-style="none" fo:font-weight="bold" officeooo:rsid="00215fad" style:text-blinking="false" fo:background-color="transparent" loext:char-shading-value="0" style:font-style-asian="normal" style:font-weight-asian="bold" style:font-style-complex="normal" style:font-weight-complex="bold"/>
    </style:style>
    <style:style style:name="T12" style:family="text">
      <style:text-properties fo:font-variant="normal" fo:text-transform="none" fo:color="#000000" loext:opacity="100%" style:text-line-through-style="none" style:text-line-through-type="none" fo:font-style="normal" style:text-underline-style="none" fo:font-weight="bold" officeooo:rsid="00225913" style:text-blinking="false" fo:background-color="transparent" loext:char-shading-value="0" style:font-style-asian="normal" style:font-weight-asian="bold" style:font-style-complex="normal" style:font-weight-complex="bold"/>
    </style:style>
    <style:style style:name="T13" style:family="text">
      <style:text-properties fo:font-variant="normal" fo:text-transform="none" fo:color="#000000" loext:opacity="100%" style:text-line-through-style="none" style:text-line-through-type="none" fo:font-style="normal" style:text-underline-style="none" fo:font-weight="bold" officeooo:rsid="00237802" style:text-blinking="false" fo:background-color="transparent" loext:char-shading-value="0" style:font-style-asian="normal" style:font-weight-asian="bold" style:font-style-complex="normal" style:font-weight-complex="bold"/>
    </style:style>
    <style:style style:name="T14" style:family="text">
      <style:text-properties fo:font-variant="normal" fo:text-transform="none" fo:color="#000000" loext:opacity="100%" style:text-line-through-style="none" style:text-line-through-type="none" fo:font-style="normal" style:text-underline-style="none" fo:font-weight="bold" officeooo:rsid="002599d7" style:text-blinking="false" fo:background-color="transparent" loext:char-shading-value="0" style:font-style-asian="normal" style:font-weight-asian="bold" style:font-style-complex="normal" style:font-weight-complex="bold"/>
    </style:style>
    <style:style style:name="T15" style:family="text">
      <style:text-properties fo:font-variant="normal" fo:text-transform="none" fo:color="#000000" loext:opacity="100%" style:text-line-through-style="none" style:text-line-through-type="none" fo:font-style="normal" style:text-underline-style="none" fo:font-weight="bold" officeooo:rsid="00264ea2" style:text-blinking="false" fo:background-color="transparent" loext:char-shading-value="0" style:font-style-asian="normal" style:font-weight-asian="bold" style:font-style-complex="normal" style:font-weight-complex="bold"/>
    </style:style>
    <style:style style:name="T1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17" style:family="text">
      <style:text-properties fo:font-variant="normal" fo:text-transform="none" fo:color="#000000" loext:opacity="100%" style:text-line-through-style="none" style:text-line-through-type="none" fo:font-style="normal" style:text-underline-style="none" fo:font-weight="normal" officeooo:rsid="001f7268" style:text-blinking="false" fo:background-color="transparent" loext:char-shading-value="0" style:font-style-asian="normal" style:font-weight-asian="normal" style:font-style-complex="normal" style:font-weight-complex="normal"/>
    </style:style>
    <style:style style:name="T18" style:family="text">
      <style:text-properties fo:font-variant="normal" fo:text-transform="none" fo:color="#000000" loext:opacity="100%" style:text-line-through-style="none" style:text-line-through-type="none" fo:font-style="normal" style:text-underline-style="none" fo:font-weight="normal" officeooo:rsid="0026e7c8" style:text-blinking="false" fo:background-color="transparent" loext:char-shading-value="0" style:font-style-asian="normal" style:font-weight-asian="normal" style:font-style-complex="normal" style:font-weight-complex="normal"/>
    </style:style>
    <style:style style:name="T19" style:family="text">
      <style:text-properties fo:font-variant="normal" fo:text-transform="none" fo:color="#000000" loext:opacity="100%" style:text-line-through-style="none" style:text-line-through-type="none" fo:font-style="normal" style:text-underline-style="none" fo:font-weight="normal" officeooo:rsid="0028bd97" style:text-blinking="false" fo:background-color="transparent" loext:char-shading-value="0" style:font-style-asian="normal" style:font-weight-asian="normal" style:font-style-complex="normal" style:font-weight-complex="normal"/>
    </style:style>
    <style:style style:name="T20" style:family="text">
      <style:text-properties fo:font-variant="normal" fo:text-transform="none" fo:color="#000000" loext:opacity="100%" style:text-line-through-style="none" style:text-line-through-type="none" fo:font-style="normal" style:text-underline-style="none" fo:font-weight="normal" officeooo:rsid="002010f3" style:text-blinking="false" fo:background-color="transparent" loext:char-shading-value="0" style:font-style-asian="normal" style:font-weight-asian="normal" style:font-style-complex="normal" style:font-weight-complex="normal"/>
    </style:style>
    <style:style style:name="T21" style:family="text">
      <style:text-properties fo:font-variant="normal" fo:text-transform="none" fo:color="#000000" loext:opacity="100%" style:text-line-through-style="none" style:text-line-through-type="none" fo:font-style="normal" style:text-underline-style="none" fo:font-weight="normal" officeooo:rsid="002af6ba" style:text-blinking="false" fo:background-color="transparent" loext:char-shading-value="0" style:font-style-asian="normal" style:font-weight-asian="normal" style:font-style-complex="normal" style:font-weight-complex="normal"/>
    </style:style>
    <style:style style:name="T22" style:family="text">
      <style:text-properties fo:font-variant="normal" fo:text-transform="none" fo:color="#000000" loext:opacity="100%" style:text-line-through-style="none" style:text-line-through-type="none" fo:font-style="normal" style:text-underline-style="none" fo:font-weight="normal" officeooo:rsid="00297351" style:text-blinking="false" fo:background-color="transparent" loext:char-shading-value="0" style:font-style-asian="normal" style:font-weight-asian="normal" style:font-style-complex="normal" style:font-weight-complex="normal"/>
    </style:style>
    <style:style style:name="T23" style:family="text">
      <style:text-properties fo:font-variant="normal" fo:text-transform="none" fo:color="#000000" loext:opacity="100%" style:text-line-through-style="none" style:text-line-through-type="none" fo:font-style="normal" style:text-underline-style="none" fo:font-weight="normal" officeooo:rsid="002c5ab8" style:text-blinking="false" fo:background-color="transparent" loext:char-shading-value="0" style:font-style-asian="normal" style:font-weight-asian="normal" style:font-style-complex="normal" style:font-weight-complex="normal"/>
    </style:style>
    <style:style style:name="T24" style:family="text">
      <style:text-properties fo:font-variant="normal" fo:text-transform="none" fo:color="#000000" loext:opacity="100%" style:text-line-through-style="none" style:text-line-through-type="none" fo:font-style="normal" style:text-underline-style="none" fo:font-weight="normal" officeooo:rsid="00215fad" style:text-blinking="false" fo:background-color="transparent" loext:char-shading-value="0" style:font-style-asian="normal" style:font-weight-asian="normal" style:font-style-complex="normal" style:font-weight-complex="normal"/>
    </style:style>
    <style:style style:name="T25" style:family="text">
      <style:text-properties fo:font-variant="normal" fo:text-transform="none" fo:color="#000000" loext:opacity="100%" style:text-line-through-style="none" style:text-line-through-type="none" fo:font-style="normal" style:text-underline-style="none" fo:font-weight="normal" officeooo:rsid="00225913" style:text-blinking="false" fo:background-color="transparent" loext:char-shading-value="0" style:font-style-asian="normal" style:font-weight-asian="normal" style:font-style-complex="normal" style:font-weight-complex="normal"/>
    </style:style>
    <style:style style:name="T26" style:family="text">
      <style:text-properties fo:font-variant="normal" fo:text-transform="none" fo:color="#000000" loext:opacity="100%" style:text-line-through-style="none" style:text-line-through-type="none" fo:font-style="normal" style:text-underline-style="none" fo:font-weight="normal" officeooo:rsid="00237802" style:text-blinking="false" fo:background-color="transparent" loext:char-shading-value="0" style:font-style-asian="normal" style:font-weight-asian="normal" style:font-style-complex="normal" style:font-weight-complex="normal"/>
    </style:style>
    <style:style style:name="T27" style:family="text">
      <style:text-properties fo:font-variant="normal" fo:text-transform="none" fo:color="#000000" loext:opacity="100%" style:text-line-through-style="none" style:text-line-through-type="none" fo:font-style="normal" style:text-underline-style="none" fo:font-weight="normal" officeooo:rsid="0027adbb" style:text-blinking="false" fo:background-color="transparent" loext:char-shading-value="0" style:font-style-asian="normal" style:font-weight-asian="normal" style:font-style-complex="normal" style:font-weight-complex="normal"/>
    </style:style>
    <style:style style:name="T28" style:family="text">
      <style:text-properties fo:font-variant="normal" fo:text-transform="none" fo:color="#000000" loext:opacity="100%" style:text-line-through-style="none" style:text-line-through-type="none" fo:font-style="normal" style:text-underline-style="none" fo:font-weight="normal" officeooo:rsid="0024c4c9" style:text-blinking="false" fo:background-color="transparent" loext:char-shading-value="0" style:font-style-asian="normal" style:font-weight-asian="normal" style:font-style-complex="normal" style:font-weight-complex="normal"/>
    </style:style>
    <style:style style:name="T29" style:family="text">
      <style:text-properties fo:font-variant="normal" fo:text-transform="none" fo:color="#000000" loext:opacity="100%" style:text-line-through-style="none" style:text-line-through-type="none" fo:font-style="normal" style:text-underline-style="none" fo:font-weight="normal" officeooo:rsid="0024eba5" style:text-blinking="false" fo:background-color="transparent" loext:char-shading-value="0" style:font-style-asian="normal" style:font-weight-asian="normal" style:font-style-complex="normal" style:font-weight-complex="normal"/>
    </style:style>
    <style:style style:name="T30" style:family="text">
      <style:text-properties fo:font-variant="normal" fo:text-transform="none" fo:color="#000000" loext:opacity="100%" style:text-line-through-style="none" style:text-line-through-type="none" fo:font-style="normal" style:text-underline-style="none" fo:font-weight="normal" officeooo:rsid="002599d7" style:text-blinking="false" fo:background-color="transparent" loext:char-shading-value="0" style:font-style-asian="normal" style:font-weight-asian="normal" style:font-style-complex="normal" style:font-weight-complex="normal"/>
    </style:style>
    <style:style style:name="T31" style:family="text">
      <style:text-properties fo:font-variant="normal" fo:text-transform="none" fo:color="#000000" loext:opacity="100%" style:text-line-through-style="none" style:text-line-through-type="none" fo:font-style="normal" style:text-underline-style="none" fo:font-weight="normal" officeooo:rsid="002a4880" style:text-blinking="false" fo:background-color="transparent" loext:char-shading-value="0" style:font-style-asian="normal" style:font-weight-asian="normal" style:font-style-complex="normal" style:font-weight-complex="normal"/>
    </style:style>
    <style:style style:name="T32" style:family="text">
      <style:text-properties fo:font-variant="normal" fo:text-transform="none" fo:color="#000000" loext:opacity="100%" style:text-line-through-style="none" style:text-line-through-type="none" fo:font-style="normal" style:text-underline-style="none" fo:font-weight="normal" officeooo:rsid="00264ea2" style:text-blinking="false" fo:background-color="transparent" loext:char-shading-value="0" style:font-style-asian="normal" style:font-weight-asian="normal" style:font-style-complex="normal" style:font-weight-complex="normal"/>
    </style:style>
    <style:style style:name="T33" style:family="text">
      <style:text-properties fo:font-variant="normal" fo:text-transform="none" fo:color="#000000" loext:opacity="100%" style:text-line-through-style="none" style:text-line-through-type="none" fo:font-style="normal" style:text-underline-style="none" fo:font-weight="normal" officeooo:rsid="002d1028" style:text-blinking="false" fo:background-color="transparent" loext:char-shading-value="0" style:font-style-asian="normal" style:font-weight-asian="normal" style:font-style-complex="normal" style:font-weight-complex="normal"/>
    </style:style>
    <style:style style:name="T34"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tyle-complex="normal"/>
    </style:style>
    <style:style style:name="T35" style:family="text">
      <style:text-properties fo:font-variant="normal" fo:text-transform="none" fo:color="#000000" loext:opacity="100%" style:text-line-through-style="none" style:text-line-through-type="none" style:font-name="Liberation Serif" fo:font-size="14pt" fo:font-style="normal" style:text-underline-style="none" fo:font-weight="bold" officeooo:rsid="001f7268" style:text-blinking="false" fo:background-color="transparent" loext:char-shading-value="0" style:font-size-asian="14pt" style:font-style-asian="normal" style:font-weight-asian="bold" style:font-size-complex="14pt" style:font-style-complex="normal" style:font-weight-complex="bold"/>
    </style:style>
    <style:style style:name="T36" style:family="text">
      <style:text-properties fo:font-variant="normal" fo:text-transform="none" fo:color="#000000" loext:opacity="100%" style:text-line-through-style="none" style:text-line-through-type="none" style:font-name="Liberation Serif" fo:font-size="14pt" fo:font-style="normal" style:text-underline-style="none" fo:font-weight="normal" officeooo:rsid="001f7268" style:text-blinking="false" fo:background-color="transparent" loext:char-shading-value="0" style:font-size-asian="14pt" style:font-style-asian="normal" style:font-weight-asian="normal" style:font-size-complex="14pt" style:font-style-complex="normal" style:font-weight-complex="normal"/>
    </style:style>
    <style:style style:name="T37" style:family="text">
      <style:text-properties fo:font-variant="normal" fo:text-transform="none" fo:color="#000000" loext:opacity="100%" style:text-line-through-style="none" style:text-line-through-type="none" style:font-name="Liberation Serif" fo:font-size="14pt" fo:font-style="normal" style:text-underline-style="none" fo:font-weight="normal" officeooo:rsid="002d1028" style:text-blinking="false" fo:background-color="transparent" loext:char-shading-value="0" style:font-size-asian="14pt" style:font-style-asian="normal" style:font-weight-asian="normal" style:font-size-complex="14pt" style:font-style-complex="normal" style:font-weight-complex="normal"/>
    </style:style>
    <style:style style:name="T38" style:family="text">
      <style:text-properties fo:font-variant="normal" fo:text-transform="none" fo:color="#000000" loext:opacity="100%" style:text-line-through-style="none" style:text-line-through-type="none" style:font-name="Liberation Serif" fo:font-size="14pt" fo:font-style="italic" style:text-underline-style="none" fo:font-weight="normal" officeooo:rsid="001f7268" style:text-blinking="false" fo:background-color="transparent" loext:char-shading-value="0" style:font-size-asian="14pt" style:font-style-asian="italic" style:font-weight-asian="normal" style:font-size-complex="14pt" style:font-style-complex="italic" style:font-weight-complex="normal"/>
    </style:style>
    <style:style style:name="T39" style:family="text">
      <style:text-properties fo:font-variant="normal" fo:text-transform="none" fo:color="#000000" loext:opacity="100%" style:text-line-through-style="none" style:text-line-through-type="none" style:font-name="Liberation Serif" fo:font-size="14pt" fo:font-style="italic" style:text-underline-style="none" fo:font-weight="normal" officeooo:rsid="002d1028" style:text-blinking="false" fo:background-color="transparent" loext:char-shading-value="0" style:font-size-asian="14pt" style:font-style-asian="italic" style:font-weight-asian="normal" style:font-size-complex="14pt" style:font-style-complex="italic" style:font-weight-complex="normal"/>
    </style:style>
    <style:style style:name="T40" style:family="text">
      <style:text-properties fo:font-variant="normal" fo:text-transform="none" fo:color="#000000" loext:opacity="100%" style:text-line-through-style="none" style:text-line-through-type="none" style:font-name="Liberation Serif" fo:font-style="normal" style:text-underline-style="none" fo:font-weight="normal" officeooo:rsid="002d1028" style:text-blinking="false" fo:background-color="transparent" loext:char-shading-value="0" style:font-style-asian="normal" style:font-weight-asian="normal" style:font-style-complex="normal" style:font-weight-complex="normal"/>
    </style:style>
    <style:style style:name="T41" style:family="text">
      <style:text-properties fo:font-variant="normal" fo:text-transform="none" fo:color="#000000" loext:opacity="100%" style:text-line-through-style="none" style:text-line-through-type="none" style:font-name="Liberation Serif" fo:font-style="italic" style:text-underline-style="none" fo:font-weight="normal" officeooo:rsid="002d1028" style:text-blinking="false" fo:background-color="transparent" loext:char-shading-value="0" style:font-style-asian="italic" style:font-weight-asian="normal" style:font-style-complex="italic" style:font-weight-complex="normal"/>
    </style:style>
    <style:style style:name="T42"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43" style:family="text">
      <style:text-properties fo:font-variant="normal" fo:text-transform="none" fo:color="#000000" loext:opacity="100%" style:text-line-through-style="none" style:text-line-through-type="none" fo:font-style="italic" style:text-underline-style="none" fo:font-weight="normal" officeooo:rsid="00215fad" style:text-blinking="false" fo:background-color="transparent" loext:char-shading-value="0" style:font-style-asian="italic" style:font-weight-asian="normal" style:font-style-complex="italic" style:font-weight-complex="normal"/>
    </style:style>
    <style:style style:name="T44" style:family="text">
      <style:text-properties fo:font-variant="normal" fo:text-transform="none" fo:color="#000000" loext:opacity="100%" style:text-line-through-style="none" style:text-line-through-type="none" fo:font-style="italic" style:text-underline-style="none" fo:font-weight="normal" officeooo:rsid="00225913" style:text-blinking="false" fo:background-color="transparent" loext:char-shading-value="0" style:font-style-asian="italic" style:font-weight-asian="normal" style:font-style-complex="italic" style:font-weight-complex="normal"/>
    </style:style>
    <style:style style:name="T45" style:family="text">
      <style:text-properties fo:font-variant="normal" fo:text-transform="none" fo:color="#000000" loext:opacity="100%" style:text-line-through-style="none" style:text-line-through-type="none" fo:font-style="italic" style:text-underline-style="none" fo:font-weight="normal" officeooo:rsid="00297351" style:text-blinking="false" fo:background-color="transparent" loext:char-shading-value="0" style:font-style-asian="italic" style:font-weight-asian="normal" style:font-style-complex="italic" style:font-weight-complex="normal"/>
    </style:style>
    <style:style style:name="T46" style:family="text">
      <style:text-properties fo:font-variant="normal" fo:text-transform="none" fo:color="#000000" loext:opacity="100%" style:text-line-through-style="none" style:text-line-through-type="none" fo:font-style="italic" style:text-underline-style="none" fo:font-weight="normal" officeooo:rsid="00237802" style:text-blinking="false" fo:background-color="transparent" loext:char-shading-value="0" style:font-style-asian="italic" style:font-weight-asian="normal" style:font-style-complex="italic" style:font-weight-complex="normal"/>
    </style:style>
    <style:style style:name="T47" style:family="text">
      <style:text-properties fo:font-variant="normal" fo:text-transform="none" fo:color="#000000" loext:opacity="100%" style:text-line-through-style="none" style:text-line-through-type="none" fo:font-style="italic" style:text-underline-style="none" fo:font-weight="normal" officeooo:rsid="002599d7" style:text-blinking="false" fo:background-color="transparent" loext:char-shading-value="0" style:font-style-asian="italic" style:font-weight-asian="normal" style:font-style-complex="italic" style:font-weight-complex="normal"/>
    </style:style>
    <style:style style:name="T48" style:family="text">
      <style:text-properties fo:font-variant="normal" fo:text-transform="none" fo:color="#000000" loext:opacity="100%" style:text-line-through-style="none" style:text-line-through-type="none" fo:font-style="italic" style:text-underline-style="none" fo:font-weight="normal" officeooo:rsid="00264ea2" style:text-blinking="false" fo:background-color="transparent" loext:char-shading-value="0" style:font-style-asian="italic" style:font-weight-asian="normal" style:font-style-complex="italic" style:font-weight-complex="normal"/>
    </style:style>
    <style:style style:name="T49" style:family="text">
      <style:text-properties fo:font-variant="normal" fo:text-transform="none" fo:color="#000000" loext:opacity="100%" style:text-line-through-style="none" style:text-line-through-type="none" fo:font-style="italic" style:text-underline-style="none" fo:font-weight="normal" officeooo:rsid="002d1028" style:text-blinking="false" fo:background-color="transparent" loext:char-shading-value="0" style:font-style-asian="italic" style:font-weight-asian="normal" style:font-style-complex="italic" style:font-weight-complex="normal"/>
    </style:style>
    <style:style style:name="T50"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style>
    <style:style style:name="T51" style:family="text">
      <style:text-properties fo:font-variant="normal" fo:text-transform="none" fo:color="#000000" loext:opacity="100%" style:text-line-through-style="solid" style:text-line-through-type="single"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52" style:family="text">
      <style:text-properties fo:font-variant="normal" fo:text-transform="none" fo:color="#000000" loext:opacity="100%" style:text-line-through-style="solid" style:text-line-through-type="singl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53" style:family="text">
      <style:text-properties officeooo:rsid="0026e7c8"/>
    </style:style>
    <style:style style:name="T54" style:family="text">
      <style:text-properties officeooo:rsid="00297351"/>
    </style:style>
    <style:style style:name="T55" style:family="text">
      <style:text-properties officeooo:rsid="002c5a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mergent Sensing Presentation</text:p>
      <text:p text:style-name="P3"/>
      <text:p text:style-name="P4"><text:span text:style-name="T9">Fish slide: <text:s/></text:span><text:span text:style-name="T6">Good afternoon everyone and welcome to part 2 of room 2’s literature review presentations for </text:span><text:span text:style-name="T3">Advanced Self-Organizing Social Systems. <text:s/></text:span><text:span text:style-name="T6">My name is Ryan O’Loughlin </text:span><text:span text:style-name="T5">and I’ll be your host. <text:s/>Today we are going to learn about fish. <text:s/>More importantly, we are going to learn about what fish </text:span><text:span text:style-name="T2">do. <text:s/></text:span><text:span text:style-name="T7">And m</text:span><text:span text:style-name="T5">ore importantly than </text:span><text:span text:style-name="T4">that</text:span><text:span text:style-name="T5">, we are going to learn about what fish do </text:span><text:span text:style-name="T2">together. <text:s/></text:span><text:span text:style-name="T5">And the reason we are doing that, is to investigate the following concept (quoted directly from the paper which will be introduced momentarily).</text:span></text:p>
      <text:p text:style-name="P12"><text:span text:style-name="T5"/></text:p>
      <text:p text:style-name="P5"><text:span text:style-name="T8">Quote slide: <text:s/></text:span><text:span text:style-name="T17">“Collective intelligence may emerge from interactions between individuals.” <text:s/>Please consider this statement carefully and try to keep it in the back of your mind throughout the presentation. <text:s/>You may even want to think of examples where such a property may be observed in humans or other animals, in a related way to how it manifests in the fish </text:span><text:span text:style-name="T18">of this</text:span><text:span text:style-name="T17"> paper. <text:s/>Time permitting, we can discuss your ideas at the end of the presentation.</text:span></text:p>
      <text:p text:style-name="P5"><text:span text:style-name="T17"/></text:p>
      <text:p text:style-name="P1"><text:span text:style-name="T35">Title Slide: <text:s/></text:span><text:span text:style-name="T36">The paper at hand goes by the title </text:span><text:span text:style-name="T38">Emergent Sensing of Complex Environments by Mobile Animal Groups</text:span><text:span text:style-name="T36">, and it is another study done by </text:span><text:span text:style-name="T38">Couzin </text:span><text:span text:style-name="T36">and friends, whom we have encountered in our lectures on predation. <text:s/></text:span><text:span text:style-name="T37">And in fact, we have encountered quite a bit of relevant state-or-the-art in our course so far, with papers like </text:span><text:span text:style-name="T39">The simulation of the movement of fish schools </text:span><text:span text:style-name="T37">by Huth and Wissel, where the collective motion of fish was modeled on the basis of a few simple rules and as well from Professor Hemelrijk’s paper </text:span><text:span text:style-name="T39">Self-organized shape and frontal density of fish schools. </text:span><text:span text:style-name="T37"><text:s/>So luckily, we have plenty of context for the content presented here. <text:s/></text:span><text:span text:style-name="T36">Your presenter is of course me, Ryan O’Loughlin.</text:span></text:p>
      <text:p text:style-name="P13"><text:span text:style-name="T16"/></text:p>
      <text:p text:style-name="P13"><text:soft-page-break/><text:span text:style-name="T34">Fish Intro Slide: <text:s/></text:span><text:span text:style-name="T16">Our fish of interest </text:span><text:span text:style-name="T19">is the</text:span><text:span text:style-name="T16"> Notemigonus Crysoleucas, but it’s friends call it the </text:span><text:span text:style-name="T42">Golden Shiner</text:span><text:span text:style-name="T16"> and it is a small fish—only about 5 cm in length and it prefers </text:span><text:span text:style-name="T42">shaded waters. <text:s/></text:span><text:span text:style-name="T16">This fish does </text:span><text:span text:style-name="T42">not </text:span><text:span text:style-name="T16">like the light. <text:s/>It will avoid regions of high luminosity whenever possible in favor of a darker environment.</text:span></text:p>
      <text:p text:style-name="P13"><text:span text:style-name="T16"/></text:p>
      <text:p text:style-name="P13"><text:span text:style-name="T34">Hello Darkness My </text:span><text:span text:style-name="T50">Old</text:span><text:span text:style-name="T34"> Friend</text:span></text:p>
      <text:p text:style-name="P13"><text:span text:style-name="T34"/></text:p>
      <text:p text:style-name="P13"><text:span text:style-name="T34">Light Slide: <text:s/></text:span><text:span text:style-name="T16">Because the golden shiner can reliabl</text:span><text:span text:style-name="T18">y</text:span><text:span text:style-name="T16"> be expected to </text:span><text:span text:style-name="T18">prefer</text:span><text:span text:style-name="T16"> well-lit areas, we can treat light here as an </text:span><text:span text:style-name="T42">environmental cue</text:span><text:span text:style-name="T16">, which is an external property that will influence the behaviour of an agent. <text:s/>Light is a particularly convenient environmental cue because it can easily be controlled and manipulated from above—moving light patches around and switch them on and off. <text:s/>And the authors </text:span><text:span text:style-name="T18">carefully</text:span><text:span text:style-name="T16"> note, that here light can stand in for </text:span><text:span text:style-name="T42">any </text:span><text:span text:style-name="T16">environmental cue “</text:span><text:span text:style-name="T20">such as temperature or salinity,</text:span><text:span text:style-name="T16">” </text:span><text:span text:style-name="T20">and we should expect to find similar results as are presented in what follows. <text:s/></text:span><text:span text:style-name="T21">One small critique here would be that light does not necessarily well represent non-continuous environmental cues.</text:span></text:p>
      <text:p text:style-name="P13"><text:span text:style-name="T20"/></text:p>
      <text:p text:style-name="P14"><text:span text:style-name="T34">Setup Slide: <text:s/></text:span><text:span text:style-name="T16">Here we have some diagrams pulled directly from the methods sections </text:span><text:span text:style-name="T18">of the paper,</text:span><text:span text:style-name="T16"> wherein we can see a simple example of the “data projector,” which projects light from above onto the fish tank in various </text:span><text:span text:style-name="T22">changing</text:span><text:span text:style-name="T16"> patter</text:span><text:span text:style-name="T22">n</text:span><text:span text:style-name="T16">s, which can be seen here in the visual spectrum. <text:s/>Notice the Golden Shiners moving into the darkness, but because they are not so easy to see in the visual spectrum, infrared lamps light up the tank from below, unbeknownst to our light-hating fish friends—if only they knew! <text:s/>Cameras record for both these light spectra throughout the experiments. <text:s/></text:span><text:span text:style-name="T23">While this setup is a quite clean data-collection mechanism, it may be critiqued for unnaturally reducing fish behaviour to 2-dimensions. <text:s/>It could be that schooling behaviour would change with a third degree of freedom.</text:span></text:p>
      <text:p text:style-name="P14"><text:span text:style-name="T16"/></text:p>
      <text:p text:style-name="P6"><text:soft-page-break/><text:span text:style-name="T10">Superposition Slide: <text:s/></text:span><text:span text:style-name="T20">And here is a quick example of the sort of behaviour we expect to see from the Shiners, superimposed here in green. <text:s/>In the leftmost frame, they are unhappily situated in a light region, and they thus spend the subsequent frames moving toward the darkness as a group. <text:s/>How are they doing this exactly and why do they move in a group?</text:span></text:p>
      <text:p text:style-name="P6"><text:span text:style-name="T20"/></text:p>
      <text:p text:style-name="P6"><text:span text:style-name="T10">Gradient Info: <text:s/></text:span><text:span text:style-name="T20">The answer to this question is the crux of the experiment. <text:s/></text:span><text:span text:style-name="T24">We would like to observe the degree to which a collection of golden shiners can be sensitive to the changing light-gradients in their environment beyond their own individual ability. <text:s/>And furthermore understand the role of social influence on this dynamic.</text:span></text:p>
      <text:p text:style-name="P6"><text:span text:style-name="T24"/></text:p>
      <text:p text:style-name="P7"><text:span text:style-name="T11">Experimental Features: <text:s/></text:span><text:span text:style-name="T24">We therefore have a number of informative measurements that will aid our understanding of these questions. <text:s text:c="2"/>Our </text:span><text:span text:style-name="T43">performance metric Psi</text:span><text:span text:style-name="T24"> is defined by the level of darkness (1 – Luminosity) <text:s/>averaged across both fish </text:span><text:span text:style-name="T22">position</text:span><text:span text:style-name="T24"> and time. <text:s/>This will basically describe how well the group has done with accomplishing </text:span><text:span text:style-name="T22">its collective</text:span><text:span text:style-name="T24"> preference of being in shaded waters for a given trial. <text:s/></text:span></text:p>
      <text:p text:style-name="P7"><text:span text:style-name="T24"/></text:p>
      <text:p text:style-name="P2"><text:span text:style-name="T1">The social vector S sub i </text:span>is defined by the direction of <text:span text:style-name="T1">conspecifics</text:span> for a given fish’s location. <text:s/>The word conspecifics simply refers to the influence on an animal agent by adjacent agents of the same species. <text:s/>A simpl<text:span text:style-name="T53">e</text:span> way to think about this is if all the fish around an agent are moving in one direction, there will be a large social vector for that fish pointing in that direction, which may or may not influence that fish’s own behaviour. <text:s/>If there is no particular group direction <text:span text:style-name="T54">(or if there are no other fish around)</text:span>, there will not be <text:span text:style-name="T53">a</text:span> strong social vector in any direction. <text:s/><text:span text:style-name="T55">Another critique might be inserted here concerning conspecific range, which the authors have set arbitrarily to seven body-lengths, and claim the range is arbitrary with respect to the result. <text:s/>However, we have seen differently in various models of this course—that range of influence or vision may significantly impact school and flocking behaviour.</text:span></text:p>
      <text:p text:style-name="P2"><text:soft-page-break/></text:p>
      <text:p text:style-name="P8"><text:span text:style-name="T44">The environmental vector G sub i </text:span><text:span text:style-name="T25">is defined by the direction of steepest ascent toward darkness, with the magnitude of the vector corresponding to the steepness of decrease in luminosity. <text:s/>Be aware this is defined for each individual agent, who only perceive</text:span><text:span text:style-name="T18">s</text:span><text:span text:style-name="T25"> their </text:span><text:span text:style-name="T44">local </text:span><text:span text:style-name="T25">gradient, which is to say it is defined only for the darkest direction </text:span><text:span text:style-name="T44">from that point in space </text:span><text:span text:style-name="T25">and not necessarily toward the darkest place in the tank </text:span><text:span text:style-name="T18">globally</text:span><text:span text:style-name="T25">. <text:s/>Before moving on, let’s get a better intuition about gradient.</text:span></text:p>
      <text:p text:style-name="P8"><text:span text:style-name="T25"/></text:p>
      <text:p text:style-name="P8"><text:span text:style-name="T12">Gradient Slide: <text:s/></text:span><text:span text:style-name="T25">Please note, this plot is </text:span><text:span text:style-name="T44">not a result from the paper. <text:s/></text:span><text:span text:style-name="T25">In fact, any of my fellow machine learners will surely recognize this slide as an archetypical visualization for gradient descent. <text:s/>We can use it here to imagine the behaviour of </text:span><text:span text:style-name="T22">a </text:span><text:span text:style-name="T45">solitary</text:span><text:span text:style-name="T25"> fish over time. <text:s/>Realize that in our case, the z axis might correspond to luminosity and the x-y axes to positions in the tank as seen from a bird’</text:span><text:span text:style-name="T18">s</text:span><text:span text:style-name="T25">-eye-view. <text:s/>Imagining the dark blue regions to be the lowest light levels, and the red regions to be the highest (although you could just as easily imagine the opposite) we can see how from any given position, the gradient vector can change based on the </text:span><text:span text:style-name="T44">steepest direction toward darkness. <text:s/></text:span><text:span text:style-name="T25">If </text:span><text:span text:style-name="T26">a fish were to be influence</text:span><text:span text:style-name="T22">d</text:span><text:span text:style-name="T26"> solely by the gradient vector </text:span><text:span text:style-name="T22">o</text:span><text:span text:style-name="T26">f its position, we can see how it might follow a path similar to this on</text:span><text:span text:style-name="T18">e</text:span><text:span text:style-name="T26">. <text:s/></text:span><text:span text:style-name="T22">Realize that the gradient vectors themselves would also express magnitude. <text:s/>Also consider,</text:span><text:span text:style-name="T26"> i</text:span><text:span text:style-name="T18">n</text:span><text:span text:style-name="T26"> terms of the x-y coordinates this is not necessarily the quickest path toward the darkest region, but it is the only on</text:span><text:span text:style-name="T18">e</text:span><text:span text:style-name="T26"> a fish could find on its own from that starting location, because it </text:span><text:span text:style-name="T46">cannot sense the global-gradient, only the local gradient of its location. <text:s/></text:span></text:p>
      <text:p text:style-name="P8"><text:span text:style-name="T26"/></text:p>
      <text:p text:style-name="P9"><text:span text:style-name="T13">Vector Field Slide: <text:s/></text:span><text:span text:style-name="T26">Again, we </text:span><text:span text:style-name="T18">here </text:span><text:span text:style-name="T26">have an abstract example of gradient </text:span><text:span text:style-name="T18">that </text:span><text:span text:style-name="T26">is not a result from the presented paper. <text:s/></text:span><text:span text:style-name="T18">W</text:span><text:span text:style-name="T26">e would simply like to better visualize the effect conspecifics might have on fish behaviour. <text:s/>Now our gradient vectors are projected onto the 2-D x-y plane, bu</text:span><text:span text:style-name="T18">t</text:span><text:span text:style-name="T26"> you could </text:span><text:span text:style-name="T18">just </text:span><text:span text:style-name="T26">as well imagine them on the 3-D gradient above. <text:s/>We as well might imagine a perfect grid of fish in the tank, each with their own their </text:span><text:soft-page-break/><text:span text:style-name="T26">own gradient vectors (the colors have changed, but that is not relevant here). <text:s/>Notice, that all the fish together are in a sense able to represent the global gradient with their </text:span><text:span text:style-name="T22">combined</text:span><text:span text:style-name="T26"> local gradients. <text:s/></text:span><text:span text:style-name="T22">However, t</text:span><text:span text:style-name="T26">he fish are not a hive mind so they do not all have access to this information, but what they do have access to is </text:span><text:span text:style-name="T46">conspecifics. <text:s/></text:span><text:span text:style-name="T26">This is to say they </text:span><text:span text:style-name="T18">are aware of </text:span><text:span text:style-name="T26">the motion of the fish around them, who are themselves responding to their local gradients. <text:s/>If every fish weights a certain portion of their own motion not only with the influence of their local gradient, but also with the input of fish movement around them (</text:span><text:span text:style-name="T27">defined by </text:span><text:span text:style-name="T26">their social vector), they are thus responding indirectly to a large</text:span><text:span text:style-name="T27">r</text:span><text:span text:style-name="T26"> sampling of the gradient than they could on their own. <text:s/></text:span><text:span text:style-name="T22">Remember</text:span><text:span text:style-name="T26"> the social vector </text:span><text:span text:style-name="T28">is defined by a summation of the difference </text:span><text:span text:style-name="T27">of a</text:span><text:span text:style-name="T28"> given fish’s position with the position of the fish around it in a given range, over the magnitude of that difference. <text:s/>It therefore points in the direction that would best align it with the movement of its neighbours </text:span><text:span text:style-name="T29">and because these neighbours may be incorporating their own local gradient information into their movement, any single fish now h</text:span><text:span text:style-name="T27">as</text:span><text:span text:style-name="T29"> more information about their environment through conspecifics. <text:s/>Let’s </text:span><text:span text:style-name="T30">now </text:span><text:span text:style-name="T29">see </text:span><text:span text:style-name="T30">if</text:span><text:span text:style-name="T29"> this theory “</text:span><text:span text:style-name="T30">holds water</text:span><text:span text:style-name="T29">” </text:span><text:span text:style-name="T30">experimentally.</text:span></text:p>
      <text:p text:style-name="P15"><text:span text:style-name="T29"/></text:p>
      <text:p text:style-name="P16"><text:span text:style-name="T34">Group Performance: <text:s/></text:span><text:span text:style-name="T16">As it turns out, fish are on average better able to accomplish their goal of being in darker waters </text:span><text:span text:style-name="T42">when in a larger group</text:span><text:span text:style-name="T16">. <text:s/>This result is somewhat confounding, because due to repulsion there is actually less “dark-real estate” available for any given fish to spend time in </text:span><text:span text:style-name="T51">and </text:span><text:span text:style-name="T52">they are partially ignoring light-gradient-information and instead allowing some portion of their movement to be determined by their neighbour</text:span><text:span text:style-name="T16">. <text:s/>Yet, in the end, this results in more time spent in the dark! <text:s/>Note the red line corresponds to </text:span><text:span text:style-name="T27">a </text:span><text:span text:style-name="T16">simulation the same research group carried out in a related paper, which achieved similar results. <text:s/>The black points are average performances for given group sizes with double standard error for error bars and the shaded blue region is the 95% confidence interval.</text:span></text:p>
      <text:p text:style-name="P16"><text:span text:style-name="T16"/></text:p>
      <text:p text:style-name="P10"><text:soft-page-break/><text:span text:style-name="T14">Speed and Light: <text:s/></text:span><text:span text:style-name="T30">It is also found that fish swim more slowly in the dark than they do in the light. <text:s/>This makes sense because, when in the dark, they are already where they want to be (why swim away?) and when they are in the light, they would prefer to not be there, so of course they are in a hurry to be somewhere else. <text:s/>This behavioural finding comes with some interesting emergent consequences. <text:s/>Due to conspecifics, the social attraction of fish-in-the-light to fish-in-the-dark will manifest more quickly than visa-versa, creating a </text:span><text:span text:style-name="T47">turning</text:span><text:span text:style-name="T30"> motion of the group toward the fish in the darker regions, conveniently resulting </text:span><text:span text:style-name="T31">in </text:span><text:span text:style-name="T30">the desired outcome of more fish being in the dark. <text:s/>The question then becomes, how strong is the influence of conspecifics?</text:span></text:p>
      <text:p text:style-name="P10"><text:span text:style-name="T30"/></text:p>
      <text:p text:style-name="P10"><text:span text:style-name="T14">Social Vector Results: <text:s/></text:span><text:span text:style-name="T30">As it turns out, t</text:span><text:span text:style-name="T16">he greater the magnitude of the social vector, the higher </text:span><text:span text:style-name="T27">the</text:span><text:span text:style-name="T16"> correlation </text:span><text:span text:style-name="T27">found</text:span><text:span text:style-name="T16"> between </text:span><text:span text:style-name="T31">acceleration</text:span><text:span text:style-name="T16"> </text:span><text:span text:style-name="T27">and </text:span><text:span text:style-name="T16">social vector direction. <text:s/></text:span><text:span text:style-name="T30">This result is embodied by the blue line. <text:s/>Note the magnitude of the social vector does not influence the degree to which fish respond to their local gradient, </text:span><text:span text:style-name="T27">which is the red line</text:span><text:span text:style-name="T30">.</text:span></text:p>
      <text:p text:style-name="P10"><text:span text:style-name="T30"/></text:p>
      <text:p text:style-name="P11"><text:span text:style-name="T14">G</text:span><text:span text:style-name="T15">radient Vector Results: <text:s/></text:span><text:span text:style-name="T32">The correlation </text:span><text:span text:style-name="T27">of</text:span><text:span text:style-name="T32"> acceleration with vector direction is as well positively influenced by a growing environmental vector magnitude </text:span><text:span text:style-name="T48">up to a certain point. <text:s/></text:span><text:span text:style-name="T32">The reason th</text:span><text:span text:style-name="T27">is</text:span><text:span text:style-name="T32"> relationship is not monotonic, according to the authors, is that after a certain magnitude, the difference in luminosity is most likely due to noise and is difficult to perceive continuously. <text:s/></text:span><text:span text:style-name="T31">T</text:span><text:span text:style-name="T32">he gray dots here are results for solitary fish, which perform similarly with respect to the environmental vector. <text:s/></text:span><text:span text:style-name="T31">Therefore,</text:span><text:span text:style-name="T32"> this relationship is independent of conspecifics. <text:s/></text:span></text:p>
      <text:p text:style-name="P17"><text:span text:style-name="T34">Concluding Remarks: <text:s/></text:span><text:span text:style-name="T16">This now brings us to some concluding remarks. <text:s/>In terms of accomplishing their goals of being in darker waters, Golden Shiners perform better in </text:span><text:span text:style-name="T31">a </text:span><text:span text:style-name="T16">group </text:span><text:span text:style-name="T31">(and the larger the group, the better).</text:span><text:span text:style-name="T16"> <text:s/>This is because, as a group,</text:span><text:span text:style-name="T42"> a sense for the global gradient emerges through conspecifics. <text:s/></text:span><text:span text:style-name="T16">This sense is does not exist in individual fish, but only within the interactions </text:span><text:span text:style-name="T31">between</text:span><text:span text:style-name="T16"> many individual fish together. <text:s/>We </text:span><text:soft-page-break/><text:span text:style-name="T16">therefore observe that a group of Golden Shiners is </text:span><text:span text:style-name="T42">more than the sum of its parts. </text:span><text:span text:style-name="T27">How cool is that.</text:span></text:p>
      <text:p text:style-name="P17"><text:span text:style-name="T16"/></text:p>
      <text:p text:style-name="P17"><text:span text:style-name="T34">Thank you for your time and attention!</text:span></text:p>
      <text:p text:style-name="P17"><text:span text:style-name="T34"/></text:p>
      <text:p text:style-name="P17"><text:span text:style-name="T34">Questions: <text:s/></text:span><text:span text:style-name="T16">If there are any questions directly related to the paper, now is the time to ask them. <text:s/>Otherwise, we may take a moment to discuss this property of emergent intelligence in general. <text:s/>Can you think of any examples of emergent sensing in humans? <text:s/>What do you feel influence</text:span><text:span text:style-name="T27">s</text:span><text:span text:style-name="T16"> you more </text:span><text:span text:style-name="T27">personally</text:span><text:span text:style-name="T16">, environmental or social cues? <text:s/>In what ways might humans deliberately cultivate emergent intelligence in the future?<text:line-break/></text:span></text:p>
      <text:p text:style-name="P17"><text:span text:style-name="T16">- </text:span><text:span text:style-name="T23">Political sentiment? <text:s/>Policy versus social pressure?</text:span></text:p>
      <text:p text:style-name="P18"><text:span text:style-name="T16">- Are we more likely to participate in a seemingly dangerous activity like skydiving or drugs if we know many others are doing it? <text:s/>Conspecifics versus environment.</text:span></text:p>
      <text:p text:style-name="P17"><text:span text:style-name="T16"/></text:p>
      <text:p text:style-name="P17"><text:span text:style-name="T34">Okay thanks again and have a great day everyone! <text:s/>Good luck with your presentations!</text:span></text:p>
      <text:p text:style-name="P15"><text:span text:style-name="T28"/></text:p>
      <text:p text:style-name="P15"><text:span text:style-name="T28"/></text:p>
      <text:p text:style-name="P6"><text:span text:style-name="T20"/></text:p>
      <text:p text:style-name="P6"><text:span text:style-name="T20"/></text:p>
      <text:p text:style-name="P5"><text:span text:style-name="T1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Roboto" svg:font-family="Roboto,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25T10:58:14.474000000</meta:creation-date>
    <dc:date>2021-05-26T16:42:25.615000000</dc:date>
    <meta:editing-duration>PT15H7M52S</meta:editing-duration>
    <meta:editing-cycles>5</meta:editing-cycles>
    <meta:generator>LibreOffice/7.0.3.1$Windows_X86_64 LibreOffice_project/d7547858d014d4cf69878db179d326fc3483e082</meta:generator>
    <meta:document-statistic meta:table-count="0" meta:image-count="0" meta:object-count="0" meta:page-count="7" meta:paragraph-count="25" meta:word-count="2147" meta:character-count="12860" meta:non-whitespace-character-count="10641"/>
  </office:meta>
</office:document-meta>
</file>